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loext:graphic-properties draw:fill-color="#ffffff"/>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An approach for deciding <text:span text:style-name="T1">what</text:span> to learn in software development</text:p>
          </draw:text-box>
        </draw:frame>
        <draw:frame presentation:style-name="pr2" draw:text-style-name="P1" draw:layer="layout" svg:width="25.199cm" svg:height="12.179cm" svg:x="1.4cm" svg:y="4.914cm" presentation:class="subtitle">
          <draw:text-box>
            <text:p>Janis Lesinskis</text:p>
            <text:p>www.lesinskis.com</text:p>
            <text:p>https://github.com/shuttle1987</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Prioritizing learning</text:p>
          </draw:text-box>
        </draw:frame>
        <draw:frame presentation:style-name="pr4" draw:layer="layout" svg:width="25.199cm" svg:height="12.179cm" svg:x="1.4cm" svg:y="4.914cm" presentation:class="outline" presentation:user-transformed="true">
          <draw:text-box>
            <text:list text:style-name="L3">
              <text:list-item>
                <text:p>The aim of this talk is to give you a concrete framework with which you can prioritize what you learn.</text:p>
              </text:list-item>
              <text:list-item>
                <text:p>The ideas here should help you generate the maximum value for your career.</text:p>
              </text:list-item>
              <text:list-item>
                <text:p>But first, how I ended up working with a sports psychologist...</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My failed “career” as a footbag professional</text:p>
          </draw:text-box>
        </draw:frame>
        <draw:frame presentation:style-name="pr4" draw:layer="layout" svg:width="25.199cm" svg:height="12.179cm" svg:x="1.4cm" svg:y="4.914cm" presentation:class="outline">
          <draw:text-box>
            <text:list text:style-name="L3">
              <text:list-item>
                <text:p>Being able to perform in pressure situations is different to non-pressure situations.</text:p>
              </text:list-item>
              <text:list-item>
                <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The different levels of mastery</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draw:text-box>
            <text:list text:style-name="L3">
              <text:list-item>
                <text:p>You only have a limited amount of conscious brainpower available to you at any one time.</text:p>
              </text:list-item>
              <text:list-item>
                <text:p><text:s/></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Projects</text:p>
          </draw:text-box>
        </draw:frame>
        <draw:frame presentation:style-name="pr4" draw:layer="layout" svg:width="25.199cm" svg:height="12.179cm" svg:x="1.4cm" svg:y="4.914cm" presentation:class="outline">
          <draw:text-box>
            <text:list text:style-name="L3">
              <text:list-item>
                <text:p>In the IT industry we will have to complete many projects in our careers. How do we go about figuring out what we need to<text:span text:style-name="T1"> learn </text:span>in order to complete these projects?</text:p>
              </text:list-item>
              <text:list-item>
                <text:p>Example: A single page web app that displays an editable tree containing information</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Example: A single page web app</text:p>
          </draw:text-box>
        </draw:frame>
        <draw:frame presentation:style-name="pr4" draw:layer="layout" svg:width="25.199cm" svg:height="12.179cm" svg:x="1.4cm" svg:y="4.914cm" presentation:class="outline" presentation:user-transformed="true">
          <draw:text-box>
            <text:list text:style-name="L3">
              <text:list-item>
                <text:p>Too broad:</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Example: A single page web app</text:p>
          </draw:text-box>
        </draw:frame>
        <draw:frame presentation:style-name="pr4" draw:layer="layout" svg:width="25.199cm" svg:height="12.179cm" svg:x="1.4cm" svg:y="4.914cm" presentation:class="outline">
          <draw:text-box>
            <text:list text:style-name="L3">
              <text:list-item>
                <text:p>Still too broad</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user-transformed="true">
          <draw:text-box>
            <text:p>Example: A single page web app</text:p>
          </draw:text-box>
        </draw:frame>
        <draw:frame presentation:style-name="pr4" draw:layer="layout" svg:width="25.199cm" svg:height="12.179cm" svg:x="1.4cm" svg:y="4.914cm" presentation:class="outline" presentation:user-transformed="true">
          <draw:text-box>
            <text:list text:style-name="L3">
              <text:list-item>
                <text:p>This is how the knowledge dependencies looked at the completion of this project:</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Hindsight is awesome!</text:p>
          </draw:text-box>
        </draw:frame>
        <draw:frame presentation:style-name="pr4" draw:layer="layout" svg:width="25.199cm" svg:height="12.179cm" svg:x="1.4cm" svg:y="4.914cm" presentation:class="outline">
          <draw:text-box>
            <text:list text:style-name="L3">
              <text:list-item>
                <text:p>Hindsight bias alert!!! Here's what it looked like at the beginning:</text:p>
                <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Be aware of unknowns!<text:tab/></text:p>
          </draw:text-box>
        </draw:frame>
        <draw:frame presentation:style-name="pr4" draw:layer="layout" svg:width="25.199cm" svg:height="12.179cm" svg:x="1.4cm" svg:y="4.914cm" presentation:class="outline">
          <draw:text-box>
            <text:list text:style-name="L3">
              <text:list-item>
                <text:p>If there are too many unknowns your project can be in trouble because estimation of effort becomes substantially harder. This can be harder to see looking backwards but remains an issue we are looking forwards</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Prioritize based on your industry</text:p>
          </draw:text-box>
        </draw:frame>
        <draw:frame presentation:style-name="pr4" draw:layer="layout" svg:width="25.199cm" svg:height="12.179cm" svg:x="1.4cm" svg:y="4.914cm" presentation:class="outline">
          <draw:text-box>
            <text:list text:style-name="L3">
              <text:list-item>
                <text:p>Each industry has a core set of similar “projects” that come in in various forms.</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29T14:45:15.977075904</meta:creation-date>
    <dc:date>2016-09-29T19:25:07.733690246</dc:date>
    <meta:editing-duration>PT2H8M15S</meta:editing-duration>
    <meta:editing-cycles>12</meta:editing-cycles>
    <meta:generator>LibreOffice/5.0.6.2$Linux_X86_64 LibreOffice_project/00m0$Build-2</meta:generator>
    <meta:document-statistic meta:object-count="73"/>
  </office:meta>
</office:document-meta>
</file>